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172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173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77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7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7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7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7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77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78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78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817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42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817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817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62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817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83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817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817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687cm" svg:height="0.689cm" svg:x="10.952cm" svg:y="15.335cm" draw:kind="section" draw:start-angle="77.7" draw:end-angle="120.87">
            <text:p/>
          </draw:ellipse>
          <draw:circle draw:style-name="gr2" draw:text-style-name="P2" draw:layer="layout" svg:width="0.689cm" svg:height="0.689cm" svg:x="8.74cm" svg:y="15.584cm" draw:kind="section" draw:start-angle="355.67" draw:end-angle="100.51">
            <text:p/>
          </draw:circle>
          <draw:line draw:style-name="gr3" draw:text-style-name="P3" draw:layer="layout" svg:x1="9.672cm" svg:y1="13.03cm" svg:x2="11.299cm" svg:y2="15.695cm">
            <text:p/>
          </draw:line>
          <draw:line draw:style-name="gr4" draw:text-style-name="P3" draw:layer="layout" svg:x1="11.3cm" svg:y1="15.689cm" svg:x2="11.886cm" svg:y2="13.03cm">
            <text:p/>
          </draw:line>
          <draw:line draw:style-name="gr5" draw:text-style-name="P3" draw:layer="layout" svg:x1="8.603cm" svg:y1="13.352cm" svg:x2="9.079cm" svg:y2="15.932cm">
            <text:p/>
          </draw:line>
          <draw:line draw:style-name="gr6" draw:text-style-name="P3" draw:layer="layout" svg:x1="9.081cm" svg:y1="15.929cm" svg:x2="12.643cm" svg:y2="16.252cm">
            <text:p/>
          </draw:line>
          <draw:line draw:style-name="gr7" draw:text-style-name="P3" draw:layer="layout" svg:x1="8.619cm" svg:y1="13.726cm" svg:x2="8.725cm" svg:y2="13.707cm">
            <text:p/>
          </draw:line>
          <draw:line draw:style-name="gr8" draw:text-style-name="P3" draw:layer="layout" svg:x1="12.063cm" svg:y1="16.243cm" svg:x2="12.07cm" svg:y2="16.145cm">
            <text:p/>
          </draw:line>
          <draw:line draw:style-name="gr9" draw:text-style-name="P3" draw:layer="layout" svg:x1="9.976cm" svg:y1="13.651cm" svg:x2="10.089cm" svg:y2="13.589cm">
            <text:p/>
          </draw:line>
          <draw:line draw:style-name="gr10" draw:text-style-name="P3" draw:layer="layout" svg:x1="11.635cm" svg:y1="13.885cm" svg:x2="11.76cm" svg:y2="13.911cm">
            <text:p/>
          </draw:line>
          <draw:frame draw:style-name="gr11" draw:text-style-name="P5" draw:layer="layout" svg:width="0.242cm" svg:height="0.38cm" svg:x="9.789cm" svg:y="13.561cm">
            <draw:text-box>
              <text:p text:style-name="P4"><text:span text:style-name="T1">N</text:span></text:p>
            </draw:text-box>
          </draw:frame>
          <draw:frame draw:style-name="gr12" draw:text-style-name="P5" draw:layer="layout" svg:width="0.204cm" svg:height="0.38cm" svg:x="11.234cm" svg:y="15.711cm">
            <draw:text-box>
              <text:p text:style-name="P4"><text:span text:style-name="T1">T</text:span></text:p>
            </draw:text-box>
          </draw:frame>
          <draw:frame draw:style-name="gr13" draw:text-style-name="P5" draw:layer="layout" svg:width="0.262cm" svg:height="0.38cm" svg:x="11.767cm" svg:y="13.887cm">
            <draw:text-box>
              <text:p text:style-name="P4"><text:span text:style-name="T1">O</text:span></text:p>
            </draw:text-box>
          </draw:frame>
          <draw:frame draw:style-name="gr14" draw:text-style-name="P5" draw:layer="layout" svg:width="0.283cm" svg:height="0.38cm" svg:x="8.373cm" svg:y="13.704cm">
            <draw:text-box>
              <text:p text:style-name="P4"><text:span text:style-name="T1">M</text:span></text:p>
            </draw:text-box>
          </draw:frame>
          <draw:frame draw:style-name="gr15" draw:text-style-name="P5" draw:layer="layout" svg:width="0.204cm" svg:height="0.38cm" svg:x="8.849cm" svg:y="15.82cm">
            <draw:text-box>
              <text:p text:style-name="P4"><text:span text:style-name="T1">P</text:span></text:p>
            </draw:text-box>
          </draw:frame>
          <draw:frame draw:style-name="gr16" draw:text-style-name="P5" draw:layer="layout" svg:width="0.225cm" svg:height="0.38cm" svg:x="12.022cm" svg:y="16.267cm">
            <draw:text-box>
              <text:p text:style-name="P4"><text:span text:style-name="T1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774" draw:display-name="Dashed (var) 2774" draw:style="rect" draw:dots1="1" draw:dots1-length="0.006cm" draw:dots2="1" draw:dots2-length="0.006cm" draw:distance="0.006cm"/>
    <draw:stroke-dash draw:name="Dashed_20__28_var_29__20_2775" draw:display-name="Dashed (var) 2775" draw:style="rect" draw:dots1="1" draw:dots1-length="0.006cm" draw:dots2="1" draw:dots2-length="0.006cm" draw:distance="0.006cm"/>
    <draw:stroke-dash draw:name="Dashed_20__28_var_29__20_2776" draw:display-name="Dashed (var) 2776" draw:style="rect" draw:dots1="1" draw:dots1-length="0.006cm" draw:dots2="1" draw:dots2-length="0.006cm" draw:distance="0.006cm"/>
    <draw:stroke-dash draw:name="Dashed_20__28_var_29__20_2777" draw:display-name="Dashed (var) 2777" draw:style="rect" draw:dots1="1" draw:dots1-length="0.006cm" draw:dots2="1" draw:dots2-length="0.006cm" draw:distance="0.006cm"/>
    <draw:stroke-dash draw:name="Dashed_20__28_var_29__20_2778" draw:display-name="Dashed (var) 2778" draw:style="rect" draw:dots1="1" draw:dots1-length="0.006cm" draw:dots2="1" draw:dots2-length="0.006cm" draw:distance="0.006cm"/>
    <draw:stroke-dash draw:name="Dashed_20__28_var_29__20_2779" draw:display-name="Dashed (var) 2779" draw:style="rect" draw:dots1="1" draw:dots1-length="0.006cm" draw:dots2="1" draw:dots2-length="0.006cm" draw:distance="0.006cm"/>
    <draw:stroke-dash draw:name="Dashed_20__28_var_29__20_2780" draw:display-name="Dashed (var) 2780" draw:style="rect" draw:dots1="1" draw:dots1-length="0.006cm" draw:dots2="1" draw:dots2-length="0.006cm" draw:distance="0.006cm"/>
    <draw:stroke-dash draw:name="Dashed_20__28_var_29__20_2781" draw:display-name="Dashed (var) 2781" draw:style="rect" draw:dots1="1" draw:dots1-length="0.006cm" draw:dots2="1" draw:dots2-length="0.006cm" draw:distance="0.006cm"/>
    <draw:stroke-dash draw:name="Dashed_20__28_var_29__20_8172" draw:display-name="Dashed (var) 8172" draw:style="rect" draw:dots1="1" draw:dots1-length="0.011cm" draw:dots2="1" draw:dots2-length="0.011cm" draw:distance="0.011cm"/>
    <draw:stroke-dash draw:name="Dashed_20__28_var_29__20_8173" draw:display-name="Dashed (var) 8173" draw:style="rect" draw:dots1="1" draw:dots1-length="0.011cm" draw:dots2="1" draw:dots2-length="0.011cm" draw:distance="0.011cm"/>
    <draw:stroke-dash draw:name="Dashed_20__28_var_29__20_8174" draw:display-name="Dashed (var) 8174" draw:style="rect" draw:dots1="1" draw:dots1-length="0.011cm" draw:dots2="1" draw:dots2-length="0.011cm" draw:distance="0.011cm"/>
    <draw:stroke-dash draw:name="Dashed_20__28_var_29__20_8175" draw:display-name="Dashed (var) 8175" draw:style="rect" draw:dots1="1" draw:dots1-length="0.011cm" draw:dots2="1" draw:dots2-length="0.011cm" draw:distance="0.011cm"/>
    <draw:stroke-dash draw:name="Dashed_20__28_var_29__20_8176" draw:display-name="Dashed (var) 8176" draw:style="rect" draw:dots1="1" draw:dots1-length="0.011cm" draw:dots2="1" draw:dots2-length="0.011cm" draw:distance="0.011cm"/>
    <draw:stroke-dash draw:name="Dashed_20__28_var_29__20_8177" draw:display-name="Dashed (var) 8177" draw:style="rect" draw:dots1="1" draw:dots1-length="0.011cm" draw:dots2="1" draw:dots2-length="0.011cm" draw:distance="0.011cm"/>
    <draw:stroke-dash draw:name="Dashed_20__28_var_29__20_8178" draw:display-name="Dashed (var) 8178" draw:style="rect" draw:dots1="1" draw:dots1-length="0.011cm" draw:dots2="1" draw:dots2-length="0.011cm" draw:distance="0.011cm"/>
    <draw:stroke-dash draw:name="Dashed_20__28_var_29__20_8179" draw:display-name="Dashed (var) 817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5:26.635605970</meta:creation-date>
    <dc:date>2018-02-09T16:15:51.551038047</dc:date>
    <meta:editing-duration>PT25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